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writing-mode="lr-tb"/>
      <style:text-properties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2" style:family="paragraph" style:parent-style-name="Standard" style:list-style-name="">
      <style:paragraph-properties fo:text-align="start" style:justify-single-word="false" style:text-autospace="none" style:writing-mode="lr-tb"/>
    </style:style>
    <style:style style:name="T1" style:family="text">
      <style:text-properties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mitation responsabilité 1 : </text:p>
      <text:p text:style-name="Standard"/>
      <text:p text:style-name="P1">Sephora ne saurait donc être tenue pour responsable d’un quelconque dommage que tout Visiteur pourrait subir à la suite d’une telle utilisation. </text:p>
      <text:p text:style-name="P1"/>
      <text:p text:style-name="P1">sephora decline toute responsabilite quant aux dommages indirects, quelles qu’en soient les causes, origines, natures ou consequences en ce compris notamment les couts pouvant survenir de l’acquisition de biens proposes sur le site, les pertes de profits, de clientele, de donnees ou tout autre perte de biens incorporels pouvant survenir a raison de l’acces de quiconque au site ou de l’impossibilite d’y acceder ou du credit accorde a une quelconque information provenant directement ou indirectement de ce dernier.</text:p>
      <text:p text:style-name="P1"/>
      <text:p text:style-name="P1">En conséquence, Sephora ne pourra en aucun cas être tenue pour responsable des dommages résultant de l’utilisation, de l’accès à, ou de l’incapacité à utiliser ces informations tierces, ni au contenu des autres sites Internet. </text:p>
      <text:p text:style-name="P1"/>
      <text:p text:style-name="P1">E.LECLERC ne pourra être tenu pour responsable de tout dommage direct ou indirect résultant de l'accès à son site Internet et à ceux de ses partenaires, ou au contraire de l'impossibilité d'y accéder.</text:p>
      <text:p text:style-name="Standard"/>
      <text:p text:style-name="P2"><text:span text:style-name="T1">Boulanger ne saurait être tenue responsable des conséquences dues à un retard d'acheminement. </text:span></text:p>
      <text:p text:style-name="P2"><text:span text:style-name="T1"/></text:p>
      <text:p text:style-name="P1">alibaba.com décline expressément en vertu des présentes l’ensemble des garanties, expresses ou implicites, y compris mais sans s'y limiter, toutes garanties d’état, de qualité, de durabilité, de performance, d’exactitude, de fiabilité, à caractère marchand ou approprié à une fin particulière ou de non-conformité. </text:p>
      <text:p text:style-name="P2"><text:span text:style-name="T1"/></text:p>
      <text:p text:style-name="P1">En aucun cas nous n’encourons de responsabilité pour pertes de bénéfice, pertes commerciales, pertes de données ou manque à gagner ou tous autres dommages indirects </text:p>
      <text:p text:style-name="P2"><text:span text:style-name="T1"/></text:p>
      <text:p text:style-name="P2"><text:span text:style-name="T1">Le professionnel décline toute responsabilité quant à la licéité des articles proposés à la vente <text:s/>et à la légalité de la commercialisation des articles proposés </text:span></text:p>
      <text:p text:style-name="P2"><text:span text:style-name="T1"/></text:p>
      <text:p text:style-name="P1">la responsabilité du professionnel ne saurait être engagée en raison de faits indépendants de sa volonté comme, notamment, l’interruption du service résultant de la défaillance du réseau de l’opérateur de télécommunications, ou la défaillance du matériel de réception des destinataires des messages.</text:p>
      <text:p text:style-name="P2"><text:span text:style-name="T1"/></text:p>
      <text:p text:style-name="P2"><text:span text:style-name="T1">le professionnel n’apporte aucune garantie et n’assume aucune responsabilité sur les contenus audiovisuels ou d’autres natures qui circulent à travers son réseau</text:span></text:p>
      <text:p text:style-name="P2"><text:span text:style-name="T1"/></text:p>
      <text:p text:style-name="P2"><text:span text:style-name="T1"/></text:p>
      <text:p text:style-name="P2"><text:span text:style-name="T1">Modification unilatérale 0 :</text:span></text:p>
      <text:p text:style-name="P2"><text:span text:style-name="T1"/></text:p>
      <text:p text:style-name="P2"><text:span text:style-name="T1">permet au professionnel de modifier unilatéralement le contenant sans information du client par un autre de valeur égale mais n’ayant pas nécessairement des caractéristiques équivalentes .</text:span></text:p>
      <text:p text:style-name="P2"><text:span text:style-name="T1"/></text:p>
      <text:p text:style-name="P2"><text:span text:style-name="T1">autorise le professionnel à réactualiser les termes de ses conditions générales afin de prendre en compte toute évolution légale, juridique et technique, et prévoit que, lorsqu’elles ont pour conséquence d’aboutir à une amélioration du service pour l’usager, les conditions générales en ligne prévalent sur les conditions imprimées.</text:span></text:p>
      <text:p text:style-name="P2"><text:span text:style-name="T1"/></text:p>
      <text:p text:style-name="P2"><text:span text:style-name="T1">Nous nous réservons le droit de modifier nos tarifs et modalités de facturation en respectant un préavis de trente (30) jours minimum. </text:span></text:p>
      <text:p text:style-name="P2"><text:span text:style-name="T1"/></text:p>
      <text:p text:style-name="P2"><text:span text:style-name="T1">Du fait de la constante évolution de l'internet et des activités des sociétés du groupe AOL, nous pouvons être amenés à modifier ou remplacer certaines stipulations des CGU et CP.</text:span></text:p>
      <text:p text:style-name="P2"><text:span text:style-name="T1"/></text:p>
      <text:p text:style-name="P2"><text:span text:style-name="T1">Nous nous réservons le droit de faire des changements à notre Site Internet, nos procédures, et à nos termes et conditions, y compris les présentes Conditions Générales de Vente à tout moment. </text:span></text:p>
      <text:p text:style-name="P2"><text:span text:style-name="T1"/></text:p>
      <text:p text:style-name="P2"><text:span text:style-name="T1">se réserve la faculté de modifier à tout moment les présentes conditions générales de vente</text:span></text:p>
      <text:p text:style-name="P2"><text:span text:style-name="T1"/></text:p>
      <text:p text:style-name="P2"><text:span text:style-name="T1">La Société se réserve le droit de procéder à des modifications des présentes CGU. </text:span></text:p>
      <text:p text:style-name="P2"><text:span text:style-name="T1"/></text:p>
      <text:p text:style-name="P2">Nous nous réservons le droit de modifier nos tarifs et modalités de facturation en respectant un préavis de trente (30) jours minimum. </text:p>
      <text:p text:style-name="P2"><text:soft-page-break/></text:p>
      <text:p text:style-name="P2">Du fait de la constante évolution de l’internet et des activités des sociétés du groupe Y, nous pouvons être amenés à modifier ou remplacer certaines stipulations des CGU et CP.</text:p>
      <text:p text:style-name="P2"/>
      <text:p text:style-name="P2">LACAMELEON se réserve le droit de modifier les présentes conditions générales de vente à tout moment.</text:p>
      <text:p text:style-name="P2"/>
      <text:p text:style-name="P2">2 résiliation unilatér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21T22:55:33.87</meta:creation-date>
    <dc:date>2020-05-21T23:13:48.19</dc:date>
    <meta:editing-duration>PT18M14S</meta:editing-duration>
    <meta:editing-cycles>6</meta:editing-cycles>
    <meta:generator>OpenOffice/4.1.3$Win32 OpenOffice.org_project/413m1$Build-9783</meta:generator>
    <meta:document-statistic meta:table-count="0" meta:image-count="0" meta:object-count="0" meta:page-count="2" meta:paragraph-count="23" meta:word-count="603" meta:character-count="3981"/>
  </office:meta>
</office:document-meta>
</file>